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language="fr" fo:country="FR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fo:language="fr" fo:country="FR" style:font-size-asian="16pt" style:font-size-complex="16pt"/>
    </style:style>
    <style:style style:name="P3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font-size="16pt" fo:language="fr" fo:country="FR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fo:language="fr" fo:country="FR" style:font-size-asian="16pt" style:font-size-complex="16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fo:language="fr" fo:country="FR" style:font-size-asian="16pt" style:font-size-complex="16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6pt" fo:language="fr" fo:country="FR" style:font-size-asian="16pt" style:font-size-complex="16pt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6pt" fo:language="fr" fo:country="FR" style:font-size-asian="16pt" style:font-size-complex="16pt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6pt" fo:language="fr" fo:country="FR" style:font-size-asian="16pt" style:font-size-complex="16pt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6pt" fo:language="fr" fo:country="FR" style:font-size-asian="16pt" style:font-size-complex="16pt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1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nguépée<text:tab/><text:tab/><text:tab/><text:tab/><text:tab/><text:tab/><text:tab/><text:tab/><text:tab/><text:tab/> <text:s text:c="5"/>3MS</text:p>
      <text:p text:style-name="P1">Dorian</text:p>
      <text:p text:style-name="P1"/>
      <text:p text:style-name="P3">Évaluation De Lecture.</text:p>
      <text:list xml:id="list9215961033339441158" text:style-name="L1">
        <text:list-header>
          <text:p text:style-name="P5"/>
        </text:list-header>
        <text:list-item>
          <text:p text:style-name="P5">Enzo et manuel, son deux vieux amis</text:p>
        </text:list-item>
      </text:list>
      <text:p text:style-name="P2"/>
      <text:list xml:id="list3591140369919221463" text:style-name="L2">
        <text:list-item>
          <text:p text:style-name="P6">c'est M. Vileudedieu, il a prit Monsieur pinpin au confessionnal puis la laissé sur le bas de la porte des coloc</text:p>
        </text:list-item>
      </text:list>
      <text:list xml:id="list4890671015494553145" text:style-name="L3">
        <text:list-item>
          <text:p text:style-name="P7">car il a volé une lapine &lt;&lt;pinpine&gt;&gt;, par chance M. Vileudedieu se trouvé aussi au supermarché et acheta la pluche.</text:p>
        </text:list-item>
        <text:list-item>
          <text:p text:style-name="P7">De l'amour.</text:p>
        </text:list-item>
        <text:list-item>
          <text:p text:style-name="P7">Simple va être remis à malicroie</text:p>
        </text:list-item>
        <text:list-item>
          <text:p text:style-name="P7">simple reçue la visite de l'assistante social</text:p>
        </text:list-item>
        <text:list-item>
          <text:p text:style-name="P7">monsieur Mutchbigen est un personnage totalement inventé et <text:tab/>imaginé par Simple.</text:p>
        </text:list-item>
      </text:list>
      <text:p text:style-name="P2"/>
      <text:list xml:id="list1959254517123368209" text:style-name="L4">
        <text:list-item>
          <text:p text:style-name="P8">il lui a arraché les yeux</text:p>
        </text:list-item>
        <text:list-item>
          <text:p text:style-name="P8">Simple a échange de place avec une vielle dame qui se balader dans les couloirs, est a fait croire aux personnelle de malicroie que simple était un visiteur.</text:p>
        </text:list-item>
        <text:list-item>
          <text:p text:style-name="P8">il s’agit de deux prostitué.</text:p>
        </text:list-item>
      </text:list>
      <text:list xml:id="list5004680801044053420" text:style-name="L5">
        <text:list-item>
          <text:p text:style-name="P9">car Kléber va être majeur</text:p>
          <text:p text:style-name="P9">20)la mort de M. pinpin.</text:p>
        </text:list-item>
      </text:list>
      <text:p text:style-name="P2"/>
      <text:p text:style-name="Text_20_body">Madame.cuiret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7S</meta:editing-duration>
    <meta:editing-cycles>31</meta:editing-cycles>
    <meta:generator>OpenOffice/4.1.7$Win32 OpenOffice.org_project/417m1$Build-9800</meta:generator>
    <dc:date>2021-03-17T09:41:41.10</dc:date>
    <meta:document-statistic meta:table-count="0" meta:image-count="0" meta:object-count="0" meta:page-count="1" meta:paragraph-count="16" meta:word-count="141" meta:character-count="795"/>
    <meta:user-defined meta:name="Info 1"/>
    <meta:user-defined meta:name="Info 2"/>
    <meta:user-defined meta:name="Info 3"/>
    <meta:user-defined meta:name="Info 4"/>
  </office:meta>
</office:document-meta>
</file>